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9cm" fo:min-width="1.906cm"/>
    </style:style>
    <style:style style:name="gr2" style:family="graphic" style:parent-style-name="standard">
      <style:graphic-properties draw:textarea-horizontal-align="justify" draw:textarea-vertical-align="middle" draw:auto-grow-height="false" fo:min-height="0.704cm" fo:min-width="1.896cm"/>
    </style:style>
    <style:style style:name="gr3" style:family="graphic" style:parent-style-name="standard">
      <style:graphic-properties draw:textarea-horizontal-align="justify" draw:textarea-vertical-align="middle" draw:auto-grow-height="false" fo:min-height="0.704cm" fo:min-width="2.0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1.5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vertical-align="middle" draw:auto-grow-height="false" fo:min-height="2.749cm" fo:min-width="2.352cm"/>
    </style:style>
    <style:style style:name="gr8" style:family="graphic" style:parent-style-name="standard">
      <style:graphic-properties draw:fill="none" draw:textarea-vertical-align="middle" draw:auto-grow-height="false" fo:min-height="3.59cm" fo:min-width="2.789cm"/>
    </style:style>
    <style:style style:name="gr9" style:family="graphic" style:parent-style-name="standard">
      <style:graphic-properties draw:fill="none" draw:textarea-vertical-align="middle" draw:auto-grow-height="false" fo:min-height="2.749cm" fo:min-width="3.114cm"/>
    </style:style>
    <style:style style:name="gr10" style:family="graphic" style:parent-style-name="standard">
      <style:graphic-properties draw:fill="none" draw:textarea-vertical-align="middle" draw:auto-grow-height="false" fo:min-height="3.065cm" fo:min-width="5.228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100%"/>
    </style:style>
    <style:style style:name="P7" style:family="paragraph">
      <loext:graphic-properties draw:fill="none" draw:fill-color="#ffffff"/>
      <style:paragraph-properties fo:line-height="100%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98cm" svg:height="0.961cm" svg:x="9.778cm" svg:y="1.89cm">
          <text:p text:style-name="P1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498cm" svg:height="1.056cm" svg:x="9.382cm" svg:y="4.008cm">
          <text:p text:style-name="P1">scree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498cm" svg:height="1.056cm" svg:x="13.723cm" svg:y="4.008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2.69cm" svg:height="1.056cm" draw:transform="skewX (-0.00191986217719376) rotate (-0.00174532925199447) translate (4.302cm 4.004cm)">
          <text:p text:style-name="P1">current_jo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1.027cm" svg:y1="2.851cm" svg:x2="5.647cm" svg:y2="4.006cm" draw:start-shape="id1" draw:start-glue-point="2" draw:end-shape="id2" svg:d="M11027 2851c0 865-5380 288-5380 1155" svg:viewBox="0 0 5381 1156">
          <text:p/>
        </draw:connector>
        <draw:connector draw:style-name="gr4" draw:text-style-name="P2" draw:layer="layout" draw:type="curve" svg:x1="11.027cm" svg:y1="2.851cm" svg:x2="10.631cm" svg:y2="4.008cm" draw:start-shape="id1" draw:start-glue-point="2" draw:end-shape="id3" draw:end-glue-point="0" svg:d="M11027 2851c0 868-396 290-396 1157" svg:viewBox="0 0 397 1158">
          <text:p/>
        </draw:connector>
        <draw:connector draw:style-name="gr4" draw:text-style-name="P2" draw:layer="layout" draw:type="curve" svg:x1="11.027cm" svg:y1="2.851cm" svg:x2="14.972cm" svg:y2="4.008cm" draw:start-shape="id1" draw:start-glue-point="2" draw:end-shape="id4" svg:d="M11027 2851c0 868 3945 290 3945 1157" svg:viewBox="0 0 3946 1158">
          <text:p/>
        </draw:connector>
        <draw:frame draw:style-name="gr5" draw:text-style-name="P3" xml:id="id5" draw:id="id5" draw:layer="layout" svg:width="2.367cm" svg:height="0.996cm" svg:x="17.555cm" svg:y="4.046cm">
          <draw:text-box>
            <text:p><text:span text:style-name="T1">location</text:span></text:p>
          </draw:text-box>
        </draw:frame>
        <draw:connector draw:style-name="gr4" draw:text-style-name="P2" draw:layer="layout" draw:type="curve" svg:x1="11.027cm" svg:y1="2.851cm" svg:x2="18.738cm" svg:y2="4.046cm" draw:start-shape="id1" draw:start-glue-point="2" draw:end-shape="id5" draw:end-glue-point="0" svg:d="M11027 2851c0 897 7711 300 7711 1195" svg:viewBox="0 0 7712 1196">
          <text:p/>
        </draw:connector>
        <draw:frame draw:style-name="gr6" draw:text-style-name="P4" xml:id="id6" draw:id="id6" draw:layer="layout" svg:width="3.148cm" svg:height="3.026cm" svg:x="1.381cm" svg:y="6.461cm">
          <draw:text-box>
            <text:p><text:span text:style-name="T1">job_id</text:span></text:p>
            <text:p><text:span text:style-name="T1">job_name</text:span></text:p>
            <text:p><text:span text:style-name="T1">job_location</text:span></text:p>
            <text:p><text:span text:style-name="T1">start_date</text:span></text:p>
            <text:p><text:span text:style-name="T1">...</text:span></text:p>
          </draw:text-box>
        </draw:frame>
        <draw:connector draw:style-name="gr4" draw:text-style-name="P5" draw:layer="layout" draw:type="curve" svg:x1="5.647cm" svg:y1="5.062cm" svg:x2="2.955cm" svg:y2="6.461cm" draw:start-shape="id2" draw:start-glue-point="2" draw:end-shape="id6" draw:end-glue-point="0" svg:d="M5647 5062c0 1053-2692 354-2692 1399" svg:viewBox="0 0 2693 1400">
          <text:p/>
        </draw:connector>
        <draw:custom-shape draw:style-name="gr7" draw:text-style-name="P5" draw:layer="layout" svg:width="3.556cm" svg:height="3.175cm" svg:x="1cm" svg:y="6.461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" draw:text-style-name="P1" xml:id="id8" draw:id="id8" draw:layer="layout" svg:width="2.498cm" svg:height="1.056cm" svg:x="5.614cm" svg:y="6.08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2.498cm" svg:height="1.056cm" svg:x="9.424cm" svg:y="6.08cm">
          <text:p text:style-name="P1">job_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2.498cm" svg:height="1.056cm" svg:x="13.361cm" svg:y="6.08cm">
          <text:p text:style-name="P1">job_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42cm" svg:height="3.581cm" svg:x="16.621cm" svg:y="6.207cm">
          <draw:text-box>
            <text:p><text:span text:style-name="T1">username</text:span></text:p>
            <text:p><text:span text:style-name="T1">first_name</text:span></text:p>
            <text:p><text:span text:style-name="T1">last_name</text:span></text:p>
            <text:p><text:span text:style-name="T1">access_token</text:span></text:p>
            <text:p><text:span text:style-name="T1">role</text:span></text:p>
            <text:p><text:span text:style-name="T1">...</text:span></text:p>
          </draw:text-box>
        </draw:frame>
        <draw:custom-shape draw:style-name="gr8" draw:text-style-name="P5" xml:id="id7" draw:id="id7" draw:layer="layout" svg:width="4.191cm" svg:height="4.064cm" svg:x="16.24cm" svg:y="6.207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4" draw:text-style-name="P5" draw:layer="layout" draw:type="curve" svg:x1="14.972cm" svg:y1="5.064cm" svg:x2="18.272cm" svg:y2="6.207cm" draw:start-shape="id4" draw:start-glue-point="2" draw:end-shape="id7" draw:end-glue-point="4" svg:d="M14972 5064c0 858 3300 287 3300 1143" svg:viewBox="0 0 3301 1144">
          <text:p/>
        </draw:connector>
        <draw:connector draw:style-name="gr4" draw:text-style-name="P5" draw:layer="layout" draw:type="curve" svg:x1="10.631cm" svg:y1="5.064cm" svg:x2="6.863cm" svg:y2="6.08cm" draw:start-shape="id3" draw:start-glue-point="2" draw:end-shape="id8" draw:end-glue-point="0" svg:d="M10631 5064c0 763-3768 256-3768 1016" svg:viewBox="0 0 3769 1017">
          <text:p/>
        </draw:connector>
        <draw:connector draw:style-name="gr4" draw:text-style-name="P5" draw:layer="layout" draw:type="curve" svg:x1="10.631cm" svg:y1="5.064cm" svg:x2="10.673cm" svg:y2="6.08cm" draw:start-shape="id3" draw:start-glue-point="2" draw:end-shape="id9" draw:end-glue-point="0" svg:d="M10631 5064c0 763 42 256 42 1016" svg:viewBox="0 0 43 1017">
          <text:p/>
        </draw:connector>
        <draw:connector draw:style-name="gr4" draw:text-style-name="P5" draw:layer="layout" draw:type="curve" svg:x1="10.631cm" svg:y1="5.064cm" svg:x2="14.61cm" svg:y2="6.08cm" draw:start-shape="id3" draw:start-glue-point="2" draw:end-shape="id10" svg:d="M10631 5064c0 763 3979 256 3979 1016" svg:viewBox="0 0 3980 1017">
          <text:p/>
        </draw:connector>
        <draw:frame draw:style-name="gr6" draw:text-style-name="P4" draw:layer="layout" svg:width="3.715cm" svg:height="1.916cm" svg:x="2.778cm" svg:y="11.287cm">
          <draw:text-box>
            <text:p><text:span text:style-name="T1">username</text:span></text:p>
            <text:p><text:span text:style-name="T1">password</text:span></text:p>
            <text:p><text:span text:style-name="T1">remember_me</text:span></text:p>
          </draw:text-box>
        </draw:frame>
        <draw:custom-shape draw:style-name="gr9" draw:text-style-name="P5" xml:id="id12" draw:id="id12" draw:layer="layout" svg:width="4.318cm" svg:height="3.175cm" svg:x="2.397cm" svg:y="10.90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6" draw:text-style-name="P7" xml:id="id11" draw:id="id11" draw:layer="layout" svg:width="5.519cm" svg:height="0.806cm" svg:x="7.985cm" svg:y="11.033cm">
          <draw:text-box>
            <text:p text:style-name="P6"><text:span text:style-name="T1">{job_id, job_name, …},</text:span></text:p>
          </draw:text-box>
        </draw:frame>
        <draw:frame draw:style-name="gr6" draw:text-style-name="P7" draw:layer="layout" svg:width="5.519cm" svg:height="0.806cm" svg:x="7.985cm" svg:y="11.7cm">
          <draw:text-box>
            <text:p text:style-name="P6"><text:span text:style-name="T1">{job_id, job_name, …},</text:span></text:p>
          </draw:text-box>
        </draw:frame>
        <draw:frame draw:style-name="gr6" draw:text-style-name="P7" draw:layer="layout" svg:width="5.519cm" svg:height="0.806cm" svg:x="7.985cm" svg:y="12.366cm">
          <draw:text-box>
            <text:p text:style-name="P6"><text:span text:style-name="T1">{job_id, job_name, …},</text:span></text:p>
          </draw:text-box>
        </draw:frame>
        <draw:frame draw:style-name="gr6" draw:text-style-name="P7" draw:layer="layout" svg:width="5.519cm" svg:height="0.806cm" svg:x="7.985cm" svg:y="13.033cm">
          <draw:text-box>
            <text:p text:style-name="P6"><text:span text:style-name="T1">{job_id, job_name, …},</text:span></text:p>
          </draw:text-box>
        </draw:frame>
        <draw:custom-shape draw:style-name="gr10" draw:text-style-name="P5" draw:layer="layout" svg:width="6.096cm" svg:height="3.683cm" svg:x="7.604cm" svg:y="10.77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10.673cm" svg:y1="7.136cm" svg:x2="10.744cm" svg:y2="11.033cm" draw:start-shape="id9" draw:start-glue-point="2" draw:end-shape="id11" svg:d="M10673 7136c0 2925 71 977 71 3897" svg:viewBox="0 0 72 3898">
          <text:p/>
        </draw:connector>
        <draw:connector draw:style-name="gr4" draw:text-style-name="P5" draw:layer="layout" draw:type="curve" svg:x1="6.863cm" svg:y1="7.136cm" svg:x2="3.985cm" svg:y2="10.906cm" draw:start-shape="id8" draw:start-glue-point="2" draw:end-shape="id12" draw:end-glue-point="4" svg:d="M6863 7136c0 2827-2878 943-2878 3770" svg:viewBox="0 0 2879 3771">
          <text:p/>
        </draw:connector>
        <draw:frame draw:style-name="gr6" draw:text-style-name="P4" draw:layer="layout" svg:width="3.148cm" svg:height="3.026cm" svg:x="15.182cm" svg:y="10.961cm">
          <draw:text-box>
            <text:p><text:span text:style-name="T1">job_id</text:span></text:p>
            <text:p><text:span text:style-name="T1">job_name</text:span></text:p>
            <text:p><text:span text:style-name="T1">job_location</text:span></text:p>
            <text:p><text:span text:style-name="T1">start_date</text:span></text:p>
            <text:p><text:span text:style-name="T1">...</text:span></text:p>
          </draw:text-box>
        </draw:frame>
        <draw:custom-shape draw:style-name="gr7" draw:text-style-name="P5" xml:id="id13" draw:id="id13" draw:layer="layout" svg:width="3.556cm" svg:height="3.175cm" svg:x="14.801cm" svg:y="10.961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onnector draw:style-name="gr4" draw:text-style-name="P5" draw:layer="layout" draw:type="curve" svg:x1="14.61cm" svg:y1="7.136cm" svg:x2="16.388cm" svg:y2="10.961cm" draw:start-shape="id10" draw:start-glue-point="2" draw:end-shape="id13" draw:end-glue-point="4" svg:d="M14610 7136c0 2869 1778 957 1778 3825" svg:viewBox="0 0 1779 3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745cm" fo:margin-left="1cm" fo:margin-right="1cm" fo:page-width="21.59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0:45:00.373000000</meta:creation-date>
    <dc:date>2018-05-08T14:31:55.563000000</dc:date>
    <meta:editing-duration>PT8M26S</meta:editing-duration>
    <meta:editing-cycles>2</meta:editing-cycles>
    <meta:generator>LibreOffice/6.0.3.2$Windows_X86_64 LibreOffice_project/8f48d515416608e3a835360314dac7e47fd0b821</meta:generator>
    <meta:document-statistic meta:object-count="33"/>
  </office:meta>
</office:document-meta>
</file>